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2602" officeooo:paragraph-rsid="00152602"/>
    </style:style>
    <style:style style:name="P2" style:family="paragraph" style:parent-style-name="Subtitle">
      <style:text-properties officeooo:rsid="00149edd"/>
    </style:style>
    <style:style style:name="P3" style:family="paragraph" style:parent-style-name="Title">
      <style:text-properties officeooo:rsid="00149edd"/>
    </style:style>
    <style:style style:name="P4" style:family="paragraph" style:parent-style-name="Text_20_body">
      <style:text-properties officeooo:rsid="00197d56" officeooo:paragraph-rsid="00197d56"/>
    </style:style>
    <style:style style:name="P5" style:family="paragraph" style:parent-style-name="Text_20_body">
      <style:text-properties officeooo:paragraph-rsid="00197d56"/>
    </style:style>
    <style:style style:name="P6" style:family="paragraph" style:parent-style-name="Text_20_body">
      <style:text-properties officeooo:rsid="001f8513" officeooo:paragraph-rsid="001f8513"/>
    </style:style>
    <style:style style:name="P7" style:family="paragraph" style:parent-style-name="Text_20_body">
      <style:text-properties officeooo:rsid="00205123" officeooo:paragraph-rsid="00205123"/>
    </style:style>
    <style:style style:name="P8" style:family="paragraph" style:parent-style-name="Text_20_body">
      <style:text-properties officeooo:rsid="00215df1" officeooo:paragraph-rsid="00215df1"/>
    </style:style>
    <style:style style:name="P9" style:family="paragraph" style:parent-style-name="Text_20_body">
      <style:text-properties officeooo:rsid="00262785" officeooo:paragraph-rsid="00262785"/>
    </style:style>
    <style:style style:name="P10" style:family="paragraph" style:parent-style-name="Text_20_body">
      <style:text-properties officeooo:rsid="00274446" officeooo:paragraph-rsid="00274446"/>
    </style:style>
    <style:style style:name="P11" style:family="paragraph" style:parent-style-name="Text_20_body">
      <style:text-properties officeooo:rsid="002b34e7" officeooo:paragraph-rsid="002b34e7"/>
    </style:style>
    <style:style style:name="P12" style:family="paragraph" style:parent-style-name="Text_20_body">
      <style:text-properties officeooo:rsid="002cad64" officeooo:paragraph-rsid="002cad64"/>
    </style:style>
    <style:style style:name="P13" style:family="paragraph" style:parent-style-name="Text_20_body">
      <style:text-properties officeooo:rsid="003223de" officeooo:paragraph-rsid="003223de"/>
    </style:style>
    <style:style style:name="P14" style:family="paragraph" style:parent-style-name="Text_20_body">
      <style:text-properties officeooo:rsid="00351c9e" officeooo:paragraph-rsid="00351c9e"/>
    </style:style>
    <style:style style:name="P15" style:family="paragraph" style:parent-style-name="Text_20_body">
      <style:text-properties officeooo:rsid="00399417" officeooo:paragraph-rsid="00399417"/>
    </style:style>
    <style:style style:name="P16" style:family="paragraph" style:parent-style-name="Text_20_body">
      <style:text-properties officeooo:rsid="00399417" officeooo:paragraph-rsid="00482943"/>
    </style:style>
    <style:style style:name="P17" style:family="paragraph" style:parent-style-name="Text_20_body">
      <style:text-properties officeooo:rsid="0035cdf0" officeooo:paragraph-rsid="0035cdf0"/>
    </style:style>
    <style:style style:name="P18" style:family="paragraph" style:parent-style-name="Text_20_body">
      <style:text-properties officeooo:rsid="00371ec6" officeooo:paragraph-rsid="00371ec6"/>
    </style:style>
    <style:style style:name="P19" style:family="paragraph" style:parent-style-name="Text_20_body">
      <style:text-properties officeooo:rsid="003a1c70" officeooo:paragraph-rsid="003a1c70"/>
    </style:style>
    <style:style style:name="P20" style:family="paragraph" style:parent-style-name="Text_20_body">
      <style:text-properties officeooo:rsid="003a1c70" officeooo:paragraph-rsid="004b010a"/>
    </style:style>
    <style:style style:name="P21" style:family="paragraph" style:parent-style-name="Text_20_body">
      <style:text-properties officeooo:paragraph-rsid="003a3c23"/>
    </style:style>
    <style:style style:name="P22" style:family="paragraph" style:parent-style-name="Text_20_body">
      <style:text-properties officeooo:rsid="003ebb0a" officeooo:paragraph-rsid="003ebb0a"/>
    </style:style>
    <style:style style:name="P23" style:family="paragraph" style:parent-style-name="Text_20_body">
      <style:text-properties officeooo:rsid="003f0c8e" officeooo:paragraph-rsid="003f0c8e"/>
    </style:style>
    <style:style style:name="P24" style:family="paragraph" style:parent-style-name="Text_20_body">
      <style:text-properties officeooo:rsid="00410539" officeooo:paragraph-rsid="00410539"/>
    </style:style>
    <style:style style:name="P25" style:family="paragraph" style:parent-style-name="Text_20_body">
      <style:text-properties officeooo:rsid="004214e4" officeooo:paragraph-rsid="004214e4"/>
    </style:style>
    <style:style style:name="P26" style:family="paragraph" style:parent-style-name="Text_20_body">
      <style:text-properties officeooo:rsid="004298ce" officeooo:paragraph-rsid="004298ce"/>
    </style:style>
    <style:style style:name="P27" style:family="paragraph" style:parent-style-name="Text_20_body">
      <style:text-properties officeooo:rsid="0043cae6" officeooo:paragraph-rsid="0043cae6"/>
    </style:style>
    <style:style style:name="P28" style:family="paragraph" style:parent-style-name="Text_20_body">
      <style:text-properties officeooo:rsid="004b83a3" officeooo:paragraph-rsid="004b83a3"/>
    </style:style>
    <style:style style:name="P29" style:family="paragraph" style:parent-style-name="Text_20_body">
      <style:text-properties officeooo:rsid="004ef679" officeooo:paragraph-rsid="004ef679"/>
    </style:style>
    <style:style style:name="P30" style:family="paragraph" style:parent-style-name="Text_20_body">
      <style:text-properties officeooo:rsid="0050e266" officeooo:paragraph-rsid="0050e266"/>
    </style:style>
    <style:style style:name="P31" style:family="paragraph" style:parent-style-name="Heading_20_1">
      <style:text-properties officeooo:rsid="00152602" officeooo:paragraph-rsid="00152602"/>
    </style:style>
    <style:style style:name="P32" style:family="paragraph" style:parent-style-name="Heading_20_1">
      <style:text-properties officeooo:rsid="00152602"/>
    </style:style>
    <style:style style:name="P33" style:family="paragraph" style:parent-style-name="Heading_20_1">
      <style:text-properties officeooo:rsid="002ea360" officeooo:paragraph-rsid="002ea360"/>
    </style:style>
    <style:style style:name="P34" style:family="paragraph" style:parent-style-name="Heading_20_3">
      <style:text-properties officeooo:rsid="00197d56" officeooo:paragraph-rsid="00197d56"/>
    </style:style>
    <style:style style:name="P35" style:family="paragraph" style:parent-style-name="Heading_20_3">
      <style:text-properties officeooo:rsid="001cc2d3" officeooo:paragraph-rsid="002ce9ea"/>
    </style:style>
    <style:style style:name="P36" style:family="paragraph" style:parent-style-name="Heading_20_3">
      <style:text-properties officeooo:rsid="001cc2d3" officeooo:paragraph-rsid="001cc2d3"/>
    </style:style>
    <style:style style:name="P37" style:family="paragraph" style:parent-style-name="Heading_20_3">
      <style:text-properties officeooo:rsid="001e9165" officeooo:paragraph-rsid="001e9165"/>
    </style:style>
    <style:style style:name="P38" style:family="paragraph" style:parent-style-name="Heading_20_4">
      <style:text-properties officeooo:rsid="002eb5f5" officeooo:paragraph-rsid="002eb5f5"/>
    </style:style>
    <style:style style:name="P39" style:family="paragraph" style:parent-style-name="Heading_20_4">
      <style:text-properties officeooo:rsid="00399417" officeooo:paragraph-rsid="00399417"/>
    </style:style>
    <style:style style:name="P40" style:family="paragraph" style:parent-style-name="Heading_20_4">
      <style:text-properties officeooo:rsid="00399417" officeooo:paragraph-rsid="003a1c70"/>
    </style:style>
    <style:style style:name="P41" style:family="paragraph" style:parent-style-name="Heading_20_4">
      <style:text-properties officeooo:rsid="00197d56" officeooo:paragraph-rsid="00197d56"/>
    </style:style>
    <style:style style:name="P42" style:family="paragraph" style:parent-style-name="Heading_20_4">
      <style:text-properties officeooo:rsid="001b0ba3" officeooo:paragraph-rsid="001b0ba3"/>
    </style:style>
    <style:style style:name="P43" style:family="paragraph" style:parent-style-name="Heading_20_4">
      <style:text-properties officeooo:rsid="001b0ba3" officeooo:paragraph-rsid="003ceb4c"/>
    </style:style>
    <style:style style:name="P44" style:family="paragraph" style:parent-style-name="Text_20_body">
      <style:text-properties officeooo:rsid="003689b5" officeooo:paragraph-rsid="003689b5"/>
    </style:style>
    <style:style style:name="P45" style:family="paragraph" style:parent-style-name="Text_20_body">
      <style:text-properties officeooo:rsid="004b010a" officeooo:paragraph-rsid="004b010a"/>
    </style:style>
    <style:style style:name="P46" style:family="paragraph" style:parent-style-name="Text_20_body">
      <style:text-properties officeooo:rsid="004214e4" officeooo:paragraph-rsid="004214e4"/>
    </style:style>
    <style:style style:name="P47" style:family="paragraph" style:parent-style-name="Text_20_body">
      <style:text-properties officeooo:rsid="004ef679" officeooo:paragraph-rsid="004ef679"/>
    </style:style>
    <style:style style:name="P48" style:family="paragraph" style:parent-style-name="Text_20_body">
      <style:text-properties officeooo:rsid="00516b3d" officeooo:paragraph-rsid="00516b3d"/>
    </style:style>
    <style:style style:name="T1" style:family="text">
      <style:text-properties officeooo:rsid="0017bab0"/>
    </style:style>
    <style:style style:name="T2" style:family="text">
      <style:text-properties officeooo:rsid="001f8513"/>
    </style:style>
    <style:style style:name="T3" style:family="text">
      <style:text-properties officeooo:rsid="00235c8d"/>
    </style:style>
    <style:style style:name="T4" style:family="text">
      <style:text-properties officeooo:rsid="002b536f"/>
    </style:style>
    <style:style style:name="T5" style:family="text">
      <style:text-properties officeooo:rsid="002ce9ea"/>
    </style:style>
    <style:style style:name="T6" style:family="text">
      <style:text-properties officeooo:rsid="0030a251"/>
    </style:style>
    <style:style style:name="T7" style:family="text">
      <style:text-properties officeooo:rsid="003307a3"/>
    </style:style>
    <style:style style:name="T8" style:family="text">
      <style:text-properties officeooo:rsid="0036032e"/>
    </style:style>
    <style:style style:name="T9" style:family="text">
      <style:text-properties officeooo:rsid="003a3c23"/>
    </style:style>
    <style:style style:name="T10" style:family="text">
      <style:text-properties officeooo:rsid="003b8bbe"/>
    </style:style>
    <style:style style:name="T11" style:family="text">
      <style:text-properties officeooo:rsid="003ceb4c"/>
    </style:style>
    <style:style style:name="T12" style:family="text">
      <style:text-properties officeooo:rsid="0046970a"/>
    </style:style>
    <style:style style:name="T13" style:family="text">
      <style:text-properties officeooo:rsid="0049532b"/>
    </style:style>
    <style:style style:name="T14" style:family="text">
      <style:text-properties officeooo:rsid="004ef679"/>
    </style:style>
    <style:style style:name="T15" style:family="text">
      <style:text-properties officeooo:rsid="0052be45"/>
    </style:style>
    <style:style style:name="T16" style:family="text">
      <style:text-properties officeooo:rsid="00545c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ort esame Data Mining</text:p>
      <text:p text:style-name="P2">Pietro Stangherlin</text:p>
      <text:h text:style-name="P31" text:outline-level="1">Prep<text:span text:style-name="T1">r</text:span>ocessing</text:h>
      <text:h text:style-name="P34" text:outline-level="3">Rimozione variabili</text:h>
      <text:p text:style-name="P4"><text:span text:style-name="T2">Rimozione </text:span>ID e Leaker</text:p>
      <text:p text:style-name="P4"/>
      <text:h text:style-name="P35" text:outline-level="3">Trasformazione varia<text:span text:style-name="T5">bili esplicative testuali</text:span></text:h>
      <text:h text:style-name="P36" text:outline-level="3">Trasformazione variabili <text:span text:style-name="T2">esplicative</text:span></text:h>
      <text:p text:style-name="P6">Per le esplicative qualitative con molti valori mancanti viene aggiunta la nuova modalità “mancante”.</text:p>
      <text:p text:style-name="P7">Le esplicative quantitative con molti valori mancanti vengono trasformate in qualitative tramite suddivisione in classi (basate sui quantili) e aggiunta la modalità “mancante”.</text:p>
      <text:p text:style-name="P10">Le variabili quantitative con meno di 5 modalità sono convertite in qualitative.</text:p>
      <text:p text:style-name="P8">Per tutte le esplicative qualitative con più di 25 modalità, <text:span text:style-name="T3">le modalità sono ordinate in modo decrescente per frequenza e tutte le modalità così ordinate dopo la 25-esima sono raggruppate nella modalità “Altro”. Questa procedura è dovuta alle limitate risorse computazionali e di tempo disponibili, in altre circostanze è opportuno valutare caso per caso.</text:span></text:p>
      <text:h text:style-name="P37" text:outline-level="3">Analisi variabili esplicative</text:h>
      <text:p text:style-name="P9">Analisi distribuzione di alcune variabili quantitative</text:p>
      <text:h text:style-name="P32" text:outline-level="1">Gestione del compromesso varianza – distorsione</text:h>
      <text:p text:style-name="P13">Per gestire il compromesso varianza – distorsione, disponendo di un elevato numero di osservazioni si partiziona il dataset <text:span text:style-name="T7">negli insiemi</text:span> di stima e di verifica.</text:p>
      <text:p text:style-name="P14">All’insieme di stima si alloca<text:span text:style-name="T8">no</text:span> circa il 75 % delle osservazioni totali (selezionate in modo casuale). </text:p>
      <text:p text:style-name="P17">Sull’insieme di stima sono selezionati e adattati i migliori modelli per ogni classe (rispetto alle metriche scelte) che poi sono confrontati tra loro <text:span text:style-name="T8">rispetto alle metriche nell’insieme di verifica.</text:span></text:p>
      <text:p text:style-name="P26">In base alla tipologia di modello, alla dimensione dei dati e alle limitazioni computazionali e di tempo sono impiegati diversi metodi per la scelta dei parametri dei modelli che verranno poi confrontati sull’insieme di verifica. Sono brevemente descritti ora e poi richiamati caso per caso. Se sono adottate altre modalità </text:p>
      <text:p text:style-name="P27">1. Selezione in avanti su tutto l’insieme di stima: Il modello selezionato è quello che ottimizza la metrica scelta.</text:p>
      <text:p text:style-name="P27"><text:soft-page-break/>2. Stima e convalida: l’insieme di stima viene a sua volta partizionato in due sottoinsiemi rispettivamente di stima (circa l’80% delle osservazioni, selezionate in modo causale) e di convalida. I vari modelli sono adattati sul “sotto-insieme di stima” e le metriche valutate sull’insieme di convalida.</text:p>
      <text:p text:style-name="P27">3. Convalida incrociata: il sotto-insieme di stima è partizionato in K = 10 sotto-insiemi di dimensione uguale (o quasi). In questo caso il parametro (se uni-dimensionale) è selezionato in base al criterio della distanza di un errore standard.</text:p>
      <text:p text:style-name="P1"/>
      <text:h text:style-name="P32" text:outline-level="1">Analisi Esplorative</text:h>
      <text:p text:style-name="Text_20_body"/>
      <text:h text:style-name="P33" text:outline-level="1">Metriche</text:h>
      <text:p text:style-name="P44">Le metriche impiegate sono l’MSE e il MAE.</text:p>
      <text:p text:style-name="P15">Dove non specificato, la metrica di selezione impiegata è l’MSE.</text:p>
      <text:h text:style-name="P32" text:outline-level="1">Modelli</text:h>
      <text:p text:style-name="Text_20_body"/>
      <text:h text:style-name="P38" text:outline-level="4">Modello lineare <text:span text:style-name="T6">OLS</text:span></text:h>
      <text:p text:style-name="P18">E’ effettuata una selezione <text:span text:style-name="T9">in avanti</text:span>, è selezionato il modello con il più basso AIC.</text:p>
      <text:h text:style-name="P39" text:outline-level="4">No interazione</text:h>
      <text:h text:style-name="P39" text:outline-level="4">SI interazione</text:h>
      <text:h text:style-name="P41" text:outline-level="4">Ridge </text:h>
      <text:h text:style-name="P40" text:outline-level="4">No interazione</text:h>
      <text:p text:style-name="P15">E’ inizializzata una griglia di valori di lambda. <text:span text:style-name="T12">Si impiega il criterio della convalida incrociata.</text:span></text:p>
      <text:h text:style-name="P40" text:outline-level="4">SI interazione</text:h>
      <text:p text:style-name="P19">Per diminuire il carico computazionale <text:span text:style-name="T13">si sceglie un approccio Stima – convalida.</text:span></text:p>
      <text:h text:style-name="P41" text:outline-level="4">Lasso</text:h>
      <text:h text:style-name="P40" text:outline-level="4">No interazione</text:h>
      <text:p text:style-name="P16">E’ inizializzata una griglia di valori di lambda. <text:span text:style-name="T12">Si impiega il criterio della convalida incrociata.</text:span></text:p>
      <text:h text:style-name="P40" text:outline-level="4">SI interazione</text:h>
      <text:p text:style-name="P20">Per diminuire il carico computazionale <text:span text:style-name="T13">si sceglie un approccio Stima – convalida.</text:span></text:p>
      <text:p text:style-name="P5"/>
      <text:h text:style-name="P42" text:outline-level="4"><text:soft-page-break/>Albero</text:h>
      <text:p text:style-name="P45">Se possibile si impiega la convalida incrociata, altrimenti un approccio Stima convalida.</text:p>
      <text:p text:style-name="P48">Nella convalida incrociata, in questo specifico caso, per avere una valutazione più onesta dell’errore di previsione, per ogni <text:span text:style-name="T16">insieme</text:span> di convalida: <text:span text:style-name="T15">si tiene da parte un ulteriore insieme (quello con l’indice più </text:span><text:span text:style-name="T16">piccolo</text:span><text:span text:style-name="T15"> se </text:span><text:span text:style-name="T16">l’insieme di convalida è quello con l’indice maggiore, in tutti gli altri casi è l’insieme con l’indice di quello di convalida – 1). Tutti gli insiemi tranne i due tenuti da parte sono impiegati per la crescita, il secondo insieme tenuto da parte è impiegato per la potatura e l’ultimo è effettivamente impiegato per la stima dell’errore di convalida rispetto agli alberi potati.</text:span></text:p>
      <text:h text:style-name="P42" text:outline-level="4">Modello additivo</text:h>
      <text:p text:style-name="P21"><text:span text:style-name="T9">Si effettua una selezione in avanti, </text:span><text:span text:style-name="T10">il modello selezionato è quello che presenta il più basso AIC (il numero di parametri nella penalizzazione dell’AIC è il numero di parametri equivalenti associato ai lisciatori).</text:span></text:p>
      <text:p text:style-name="P24">NOTA: Per limitazioni computazionali e di tempo si considera solo un limitato sotto-insieme di valori di lisciamento.</text:p>
      <text:p text:style-name="P21"/>
      <text:h text:style-name="P43" text:outline-level="4">M<text:span text:style-name="T11">ARS</text:span></text:h>
      <text:p text:style-name="P22">Il criterio scelto è la minimizzazione della metrica convalida incrociata generalizzata (GCV), viene effettuata prima una fase di crescita e successivamente una fase di potatura. Il modello scelto è quello che minimizza l’errore GCV considerando entrambi le fasi.</text:p>
      <text:p text:style-name="P23">NOTA → devo inserire un sottoinsieme di convalida nella fase di potatura</text:p>
      <text:h text:style-name="P42" text:outline-level="4">PPR</text:h>
      <text:p text:style-name="P25">I parametri da selezionare sono il numero di funzioni dorsali e il grado di lisciamento per ciascuna.</text:p>
      <text:p text:style-name="P28">Si adotta un approccio stima – convalida.</text:p>
      <text:p text:style-name="P25">NOTA: Per limitazioni computazionali e di tempo si assume che il parametro di lisciamento sia il medesimo per tutte le funzioni dorsali, inoltre è considerato solo un limitato sotto-insieme di valori di lisciamento.</text:p>
      <text:h text:style-name="P42" text:outline-level="4">Random Forest</text:h>
      <text:p text:style-name="P29">Per vincoli computazionali e di tempo si adotta un approccio sub-optimale:</text:p>
      <text:p text:style-name="P29">Si fissano inizialmente il numero di alberi bootstrap a 400 e per la selezione del miglior numero di variabili scelte ad ogni split. L’errore considerato è l’MSE out of bag.</text:p>
      <text:p text:style-name="P29">Una volta selezionato il numero di variabili ottimale si controlla se per tale valore sia ha effettivamente convergenza dell MSE out of bag rispetto al numero di alberi boostrap.</text:p>
      <text:h text:style-name="P42" text:outline-level="4">Bagging</text:h>
      <text:p text:style-name="P30">S<text:span text:style-name="T14">i controlla se </text:span>si ha<text:span text:style-name="T14"> convergenza dell MSE out of bag rispetto al numero di alberi boostrap.</text:span> </text:p>
      <text:h text:style-name="P32" text:outline-level="1"><text:soft-page-break/>Conclusioni</text:h>
      <text:p text:style-name="P11">Metriche di tutti i modelli.</text:p>
      <text:h text:style-name="Heading_20_3" text:outline-level="3">Analisi modelli migliori</text:h>
      <text:p text:style-name="P12">Coefficienti ed e<text:span text:style-name="T4">ventuali grafici.</text:span></text:p>
      <text:h text:style-name="Heading_20_3" text:outline-level="3">Note conclusiv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7T14:05:13.813000000</meta:creation-date>
    <dc:date>2024-08-23T05:00:34.980000000</dc:date>
    <meta:editing-duration>PT1H51M10S</meta:editing-duration>
    <meta:editing-cycles>59</meta:editing-cycles>
    <meta:generator>LibreOffice/7.3.4.2$Windows_X86_64 LibreOffice_project/728fec16bd5f605073805c3c9e7c4212a0120dc5</meta:generator>
    <meta:document-statistic meta:table-count="0" meta:image-count="0" meta:object-count="0" meta:page-count="4" meta:paragraph-count="64" meta:word-count="838" meta:character-count="5564" meta:non-whitespace-character-count="4780"/>
  </office:meta>
</office:document-meta>
</file>